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5.999cm" svg:height="8.999cm" svg:x="9.684cm" svg:y="0.073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" office:value-type="string" calcext:value-type="string">
            <text:p>Compter - CONCAT( 'Tranche ', `valdebut`, '-', `valfin` )</text:p>
          </table:table-cell>
          <table:table-cell table:style-name="ce6" office:value-type="string" calcext:value-type="string">
            <text:p>sexe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CONCAT( 'Tranche ', `valdebut`, '-', `valfin` )</text:p>
          </table:table-cell>
          <table:table-cell table:style-name="ce7" office:value-type="string" calcext:value-type="string">
            <text:p>F</text:p>
          </table:table-cell>
          <table:table-cell table:style-name="ce13" office:value-type="string" calcext:value-type="string">
            <text:p>H</text:p>
          </table:table-cell>
          <table:table-cell table:style-name="ce19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Tranche 20-29</text:p>
          </table:table-cell>
          <table:table-cell table:style-name="ce8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20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ranche 30-3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anche 40-4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ranche 50-5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ranche 60-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ranche 70-120</text:p>
          </table:table-cell>
          <table:table-cell table:style-name="ce10" office:value-type="float" office:value="87" calcext:value-type="float">
            <text:p>87</text:p>
          </table:table-cell>
          <table:table-cell table:style-name="ce16" office:value-type="float" office:value="60" calcext:value-type="float">
            <text:p>60</text:p>
          </table:table-cell>
          <table:table-cell table:style-name="ce22" office:value-type="float" office:value="147" calcext:value-type="float">
            <text:p>147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00" calcext:value-type="float">
            <text:p>400</text:p>
          </table:table-cell>
          <table:table-cell table:style-name="ce17" office:value-type="float" office:value="400" calcext:value-type="float">
            <text:p>400</text:p>
          </table:table-cell>
          <table:table-cell table:style-name="ce23" office:value-type="float" office:value="800" calcext:value-type="float">
            <text:p>800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D9" table:buttons="'Table dynamique_Table dynamique_Table dynamique_Feuille1_1_1_1'.A2 'Table dynamique_Table dynamique_Table dynamique_Feuille1_1_1_1'.B1" table:show-filter-button="false" table:drill-down-on-double-click="false">
          <table:database-source-query table:database-name="SondageMariaDB" table:query-name="CaractFranceGlobal2"/>
          <table:data-pilot-field table:source-field-name="sexe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CAT( 'Tranche ', `valdebut`, '-', `valfin` )" table:orientation="row" table:used-hierarchy="0" table:function="auto">
            <table:data-pilot-level table:show-empty="false" calcext:repeat-item-labels="false">
              <table:data-pilot-members>
                <table:data-pilot-member table:name="Tranche 20-29" table:display="true" table:show-details="true"/>
                <table:data-pilot-member table:name="Tranche 30-39" table:display="true" table:show-details="true"/>
                <table:data-pilot-member table:name="Tranche 40-49" table:display="true" table:show-details="true"/>
                <table:data-pilot-member table:name="Tranche 50-59" table:display="true" table:show-details="true"/>
                <table:data-pilot-member table:name="Tranche 60-69" table:display="true" table:show-details="true"/>
                <table:data-pilot-member table:name="Tranche 70-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AT( 'Tranche ', `valdebut`, '-', `valfin` )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01:09.560516826</meta:creation-date>
    <dc:date>2025-03-12T16:04:43.454687729</dc:date>
    <meta:editing-duration>PT3M34S</meta:editing-duration>
    <meta:editing-cycles>1</meta:editing-cycles>
    <meta:document-statistic meta:table-count="4" meta:cell-count="34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5.30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6"/>
          </chart:series>
          <chart:series chart:style-name="ch8" chart:values-cell-range-address="PT@data 1" chart:label-cell-address="PT@label 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PT@label 0</svg:desc>
                </draw:g>
              </table:table-cell>
              <table:table-cell office:value-type="string">
                <text:p>H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nche 20-29</text:p>
                <draw:g>
                  <svg:desc>PT@categories</svg:desc>
                </draw:g>
              </table:table-cell>
              <table:table-cell office:value-type="float" office:value="57">
                <text:p>57</text:p>
                <draw:g>
                  <svg:desc>PT@data 0</svg:desc>
                </draw:g>
              </table:table-cell>
              <table:table-cell office:value-type="float" office:value="65">
                <text:p>6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Tranche 30-39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Tranche 40-49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ranche 50-59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Tranche 60-69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Tranche 70-120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